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ccccff" draw:textarea-horizontal-align="justify" draw:textarea-vertical-align="middle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true" fo:min-height="1.214cm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6.2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541cm" fo:min-width="20.463cm" fo:padding-top="0.13cm" fo:padding-bottom="0.13cm" fo:padding-left="0.25cm" fo:padding-right="0.25cm" fo:wrap-option="no-wrap"/>
    </style:style>
    <style:style style:name="gr12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true" fo:min-height="1.515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6.178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99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5.241cm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17cm" fo:min-width="4.011cm" fo:padding-top="0.13cm" fo:padding-bottom="0.13cm" fo:padding-left="0.25cm" fo:padding-right="0.25cm" fo:wrap-option="no-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17cm" fo:min-width="4.515cm" fo:padding-top="0.13cm" fo:padding-bottom="0.13cm" fo:padding-left="0.25cm" fo:padding-right="0.25cm" fo:wrap-option="no-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17cm" fo:min-width="9.5cm" fo:padding-top="0.13cm" fo:padding-bottom="0.13cm" fo:padding-left="0.25cm" fo:padding-right="0.25cm" fo:wrap-option="no-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17cm" fo:min-width="8.007cm" fo:padding-top="0.13cm" fo:padding-bottom="0.13cm" fo:padding-left="0.25cm" fo:padding-right="0.25cm" fo:wrap-option="no-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17cm" fo:min-width="9.066cm" fo:padding-top="0.13cm" fo:padding-bottom="0.13cm" fo:padding-left="0.25cm" fo:padding-right="0.25cm" fo:wrap-option="no-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17cm" fo:min-width="8.367cm" fo:padding-top="0.13cm" fo:padding-bottom="0.13cm" fo:padding-left="0.25cm" fo:padding-right="0.25cm" fo:wrap-option="no-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17cm" fo:min-width="9.066cm" fo:padding-top="0.13cm" fo:padding-bottom="0.13cm" fo:padding-left="0.25cm" fo:padding-right="0.25cm" fo:wrap-option="no-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17cm" fo:min-width="4.011cm" fo:padding-top="0.13cm" fo:padding-bottom="0.13cm" fo:padding-left="0.25cm" fo:padding-right="0.25cm" fo:wrap-option="no-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17cm" fo:min-width="4.515cm" fo:padding-top="0.13cm" fo:padding-bottom="0.13cm" fo:padding-left="0.25cm" fo:padding-right="0.25cm" fo:wrap-option="no-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017cm" fo:min-width="9.5cm" fo:padding-top="0.13cm" fo:padding-bottom="0.13cm" fo:padding-left="0.25cm" fo:padding-right="0.25cm" fo:wrap-option="no-wrap"/>
    </style:style>
    <style:style style:name="pr1" style:family="presentation" style:parent-style-name="Standard-notes">
      <style:graphic-properties draw:stroke="none" draw:fill="none" draw:fill-color="#ffffff" draw:auto-grow-height="true" fo:min-height="11.428cm"/>
    </style:style>
    <style:style style:name="co1" style:family="table-column">
      <style:table-column-properties style:column-width="5.919cm" style:use-optimal-column-width="false"/>
    </style:style>
    <style:style style:name="co2" style:family="table-column">
      <style:table-column-properties style:column-width="11.837cm" style:use-optimal-column-width="false"/>
    </style:style>
    <style:style style:name="ro1" style:family="table-row">
      <style:table-row-properties style:row-height="1.695cm"/>
    </style:style>
    <style:style style:name="ro2" style:family="table-row">
      <style:table-row-properties style:row-height="1.651cm"/>
    </style:style>
    <style:style style:name="ro3" style:family="table-row">
      <style:table-row-properties style:row-height="1.739cm"/>
    </style:style>
    <style:style style:name="ro4" style:family="table-row">
      <style:table-row-properties style:row-height="3.179cm"/>
    </style:style>
    <style:style style:name="ro5" style:family="table-row">
      <style:table-row-properties style:row-height="2.459cm"/>
    </style:style>
    <style:style style:name="ro6" style:family="table-row">
      <style:table-row-properties style:row-height="1.061cm"/>
    </style:style>
    <style:style style:name="ce1" style:family="table-cell">
      <style:graphic-properties draw:fill="solid" draw:fill-color="#f2f2f2" draw:opacity="100%" style:repeat="repeat" draw:textarea-vertical-align="middle" fo:padding-top="0.174cm" fo:padding-bottom="0.13cm" fo:padding-left="0.25cm" fo:padding-right="0.25cm"/>
      <style:paragraph-properties fo:margin-left="0cm" fo:margin-right="0cm" fo:line-height="93%" fo:text-align="center" fo:text-indent="0cm" style:punctuation-wrap="hanging" style:line-break="stric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draw:fill="solid" draw:fill-color="#ffffff" draw:opacity="100%" style:repeat="repeat" draw:textarea-vertical-align="middle" fo:padding-top="0.168cm" fo:padding-bottom="0.13cm" fo:padding-left="0.25cm" fo:padding-right="0.25cm"/>
      <style:paragraph-properties fo:margin-left="0cm" fo:margin-right="0cm" fo:line-height="94%" fo:text-align="center" fo:text-indent="0cm" style:punctuation-wrap="hanging" style:line-break="strict"/>
      <style:text-properties fo:font-size="18pt" style:font-size-asian="18pt" style:font-size-complex="18pt"/>
    </style:style>
    <style:style style:name="ce4" style:family="table-cell">
      <style:graphic-properties style:repeat="repeat"/>
      <style:paragraph-properties fo:text-align="center"/>
      <style:text-properties fo:font-size="18pt" style:font-size-asian="18pt" style:font-size-complex="18pt"/>
    </style:style>
    <style:style style:name="ce5" style:family="table-cell">
      <style:graphic-properties draw:fill="solid" draw:fill-color="#ffffff" draw:opacity="100%" style:repeat="repeat" draw:textarea-vertical-align="middle" fo:padding-top="0.168cm" fo:padding-bottom="0.13cm" fo:padding-left="0.25cm" fo:padding-right="0.25cm"/>
      <style:paragraph-properties fo:text-align="start"/>
      <style:text-properties fo:font-size="17pt" style:font-size-asian="17pt" style:font-size-complex="17pt"/>
    </style:style>
    <style:style style:name="ce6" style:family="table-cell">
      <style:graphic-properties draw:fill="solid" draw:fill-color="#ffffff" draw:opacity="100%" style:repeat="repeat" draw:textarea-vertical-align="middle" fo:padding-top="0.168cm" fo:padding-bottom="0.13cm" fo:padding-left="0.25cm" fo:padding-right="0.25cm"/>
      <style:paragraph-properties fo:text-align="center"/>
      <style:text-properties fo:font-size="18pt" style:font-size-asian="18pt" style:font-size-complex="18pt"/>
    </style:style>
    <style:style style:name="ce7" style:family="table-cell">
      <style:graphic-properties draw:fill="solid" draw:fill-color="#ffffff" draw:opacity="100%" style:repeat="repeat" draw:textarea-vertical-align="middle" fo:padding-top="0.174cm" fo:padding-bottom="0.13cm" fo:padding-left="0.25cm" fo:padding-right="0.25cm"/>
      <style:paragraph-properties fo:text-align="start"/>
      <style:text-properties fo:font-size="17pt" style:font-size-asian="17pt" style:font-size-complex="17pt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margin-top="0.529cm" fo:margin-bottom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617cm" fo:margin-bottom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margin-top="0.529cm" fo:margin-bottom="0cm" fo:text-indent="0cm" style:writing-mode="lr-tb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left="0cm" fo:margin-right="0cm" fo:line-height="93%" fo:text-align="center" fo:text-indent="0cm" style:punctuation-wrap="hanging" style:line-break="strict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94%" fo:text-align="center" fo:text-indent="0cm" style:punctuation-wrap="hanging" style:line-break="strict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line-height="100%" fo:text-align="start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/>
    </style:style>
    <style:style style:name="P18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.529cm" fo:margin-bottom="0cm" fo:text-align="start" fo:text-indent="0cm"/>
    </style:style>
    <style:style style:name="P21" style:family="paragraph">
      <style:paragraph-properties fo:margin-left="0cm" fo:margin-right="0cm" fo:margin-top="0.529cm" fo:margin-bottom="0cm" fo:text-align="start" fo:text-indent="0cm" style:writing-mode="lr-tb" style:font-independent-line-spacing="true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paragraph-properties fo:margin-left="0cm" fo:margin-right="0cm" fo:text-indent="0cm" style:writing-mode="lr-tb" style:font-independent-line-spacing="true"/>
      <style:text-properties fo:font-size="18pt" style:font-size-asian="18pt" style:font-size-complex="18pt"/>
    </style:style>
    <style:style style:name="P24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.529cm" fo:margin-bottom="0cm" fo:text-indent="0cm" style:writing-mode="lr-tb" style:font-independent-line-spacing="true"/>
      <style:text-properties fo:font-size="18pt"/>
    </style:style>
    <style:style style:name="P26" style:family="paragraph">
      <style:text-properties fo:font-size="12pt"/>
    </style:style>
    <style:style style:name="P27" style:family="paragraph">
      <style:paragraph-properties fo:margin-left="0cm" fo:margin-right="0cm" fo:margin-top="0.176cm" fo:margin-bottom="0.176cm" fo:text-indent="0cm"/>
    </style:style>
    <style:style style:name="T1" style:family="text">
      <style:text-properties fo:font-size="14pt" fo:language="fr" fo:country="FR" style:font-size-asian="14pt" style:font-size-complex="14pt"/>
    </style:style>
    <style:style style:name="T2" style:family="text">
      <style:text-properties fo:font-size="12pt" fo:language="fr" fo:country="FR" style:font-size-asian="12pt" style:font-size-complex="12pt"/>
    </style:style>
    <style:style style:name="T3" style:family="text">
      <style:text-properties fo:font-size="24pt" fo:language="fr" fo:country="FR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24pt" fo:language="fr" fo:country="FR" style:font-size-asian="24pt" style:font-size-complex="24pt"/>
    </style:style>
    <style:style style:name="T5" style:family="text">
      <style:text-properties fo:language="fr" fo:country="FR"/>
    </style:style>
    <style:style style:name="T6" style:family="text">
      <style:text-properties fo:font-size="32pt" fo:language="fr" fo:country="FR" style:font-size-asian="32pt" style:font-size-complex="32pt"/>
    </style:style>
    <style:style style:name="T7" style:family="text">
      <style:text-properties fo:font-size="28pt" fo:language="fr" fo:country="FR" style:font-size-asian="28pt" style:font-size-complex="28pt"/>
    </style:style>
    <style:style style:name="T8" style:family="text">
      <style:text-properties fo:font-size="18pt" fo:language="fr" fo:country="FR" style:font-size-asian="18pt" style:font-size-complex="18pt"/>
    </style:style>
    <style:style style:name="T9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0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11" style:family="text">
      <style:text-properties fo:font-size="26pt" fo:language="fr" fo:country="FR" style:font-size-asian="26pt" style:font-size-complex="26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'Courier New'" style:font-family-generic="modern" style:font-pitch="fixed" fo:font-size="20pt" fo:language="fr" fo:country="FR" style:font-size-asian="20pt" style:font-size-complex="2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7pt" style:font-size-asian="17pt" style:font-size-complex="17pt"/>
    </style:style>
    <style:style style:name="T17" style:family="text">
      <style:text-properties fo:font-family="'Courier New'" style:font-family-generic="modern" style:font-pitch="fixed" fo:font-size="18pt" fo:language="fr" fo:country="FR" style:font-size-asian="18pt" style:font-size-complex="1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0000" fo:font-family="'Courier New'" style:font-family-generic="modern" style:font-pitch="fixed" fo:font-size="14pt" fo:language="fr" fo:country="FR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0" style:family="text">
      <style:text-properties fo:color="#ff0000" fo:font-size="24pt" fo:language="fr" fo:country="FR" style:font-size-asian="24pt" style:font-size-complex="24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color="#000000" fo:font-family="'Courier New'" style:font-family-generic="modern" style:font-pitch="fixed" fo:font-size="12pt" fo:language="fr" fo:country="FR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23" style:family="text">
      <style:text-properties fo:font-size="20pt" fo:language="fr" fo:country="FR" style:font-size-asian="20pt" style:font-size-complex="20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00" fo:font-size="22pt" fo:language="fr" fo:country="FR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-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4" draw:text-style-name="P2" draw:id="id1" draw:layer="layout" svg:width="10.433cm" svg:height="5.341cm" svg:x="6.893cm" svg:y="5.724cm">
          <text:list text:style-name="L1">
            <text:list-header>
              <text:p text:style-name="P3"><text:span text:style-name="T3">Malbolge</text:span></text:p>
              <text:p text:style-name="P3"><text:span text:style-name="T4"/></text:p>
              <text:p text:style-name="P3"><text:span text:style-name="T5">Chritosphe Delagarde, septembre 2000</text:span></text:p>
              <text:p text:style-name="P3"><text:span text:style-name="T5"/></text:p>
              <text:p text:style-name="P3"><text:span text:style-name="T5"/></text:p>
              <text:p text:style-name="P3"><text:span text:style-name="T5">I.U.T., Université de la Méditerrainé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topToBottom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2" draw:layer="layout" svg:width="9.327cm" svg:height="1.693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507cm" svg:height="1.277cm" svg:x="3.602cm" svg:y="2.117cm">
          <text:list text:style-name="L1">
            <text:list-header>
              <text:p text:style-name="P4"><text:span text:style-name="T4">Définition du Malbolg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fill="hold" smil:targetElement="id2" smil:type="barWipe" smil:subtype="topToBottom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item>
              <text:p text:style-name="P1"><text:span text:style-name="T1">4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3" draw:layer="layout" svg:width="20.108cm" svg:height="1.615cm" svg:x="3.175cm" svg:y="1.693cm">
          <text:list text:style-name="L1">
            <text:list-header>
              <text:p text:style-name="P5"><text:span text:style-name="T6">Malbol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5" draw:layer="layout" svg:width="7.62cm" svg:height="1.446cm" svg:x="2.328cm" svg:y="5.08cm">
          <text:list text:style-name="L1">
            <text:list-header>
              <text:p text:style-name="P6"><text:span text:style-name="T7">Origine du m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6" draw:layer="layout" svg:width="17.78cm" svg:height="4.854cm" svg:x="3.598cm" svg:y="7.197cm">
          <text:p text:style-name="P4"><text:span text:style-name="T4">Il tire son nom du huitième cercle de l'enfer dans L'Enfer de Dante, le Malebolge.</text:span></text:p>
          <text:p text:style-name="P4"><text:span text:style-name="T4">Cependant, la programmation reste évidente une fois les principes acquis.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id="id7" draw:layer="layout" svg:width="8.172cm" svg:height="1.446cm" svg:x="2.328cm" svg:y="12.726cm">
          <text:list text:style-name="L1">
            <text:list-header>
              <text:p text:style-name="P6"><text:span text:style-name="T7">Origine du lang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id="id8" draw:layer="layout" svg:width="20.744cm" svg:height="2.293cm" svg:x="3.598cm" svg:y="14.526cm">
          <text:list text:style-name="L1">
            <text:list-item>
              <text:p text:style-name="P5"><text:span text:style-name="T4">Parmi tous les langages existants, leur objectif est toujours d'être simpliste ; le Malbolge tenta de contraster, en vain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2" draw:id="id4" draw:layer="layout" svg:width="11.75cm" svg:height="1.108cm" svg:x="5.626cm" svg:y="3.598cm">
          <text:p text:style-name="P5"><text:span text:style-name="T8">(voir</text:span><text:span text:style-name="T1"> </text:span><text:span text:style-name="T9"><text:a xlink:href="http://fr.wikipedia.org/wiki/Malbolge"> fr.wikipedia.org/wiki/Malbolge</text:a></text:span><text:span text:style-name="T10">) 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fill="hold" smil:targetElement="id3" smil:type="barWipe" smil:subtype="leftToRight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fill="hold" smil:targetElement="id4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fill="hold" smil:targetElement="id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fill="hold" smil:targetElement="id6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fill="hold" smil:targetElement="id7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fill="hold" smil:targetElement="id8" smil:type="barWipe" smil:subtype="leftToRight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4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9" draw:layer="layout" svg:width="5.102cm" svg:height="1.694cm" svg:x="3.598cm" svg:y="4.2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89cm" svg:height="1.277cm" svg:x="3.81cm" svg:y="4.445cm">
          <text:list text:style-name="L1">
            <text:list-item>
              <text:p text:style-name="P4"><text:span text:style-name="T4">Instru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8.507cm" svg:height="1.277cm" svg:x="4.026cm" svg:y="2.54cm">
          <text:list text:style-name="L1">
            <text:list-header>
              <text:p text:style-name="P4"><text:span text:style-name="T4">Définition du Malbolg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fill="hold" smil:targetElement="id9" smil:type="barWipe" smil:subtype="topToBottom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5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6</text:span></text:p>
            </text:list-header>
            <text:list-item>
              <text:p text:style-name="P1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id="id10" draw:layer="layout" svg:width="22cm" svg:height="9.548cm" svg:x="2cm" svg:y="3.952cm">
          <text:list text:style-name="L1">
            <text:list-header>
              <text:p text:style-name="P4"><text:span text:style-name="T11">En Malbolge, il n’y a que 8 instructions.</text:span></text:p>
            </text:list-header>
            <text:list-item>
              <text:p text:style-name="P4"><text:span text:style-name="T11"/></text:p>
            </text:list-item>
            <text:list-item>
              <text:p text:style-name="P4"><text:span text:style-name="T11"/></text:p>
            </text:list-item>
          </text:list>
          <text:p text:style-name="P4"><text:span text:style-name="T11">Malbolge trouve quelle instruction exécuter en prenant la valeur à [c], en lui ajoutant la valeur de c et en lui soustrayant 94 jusqu'à ce que le nombre soit inférieur à 94. Le résultat final dit à l'interpréteur ce qu'il doit faire :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fill="hold" smil:targetElement="id10" smil:type="barWipe" smil:subtype="leftToRight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6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id="id11" draw:layer="layout" svg:width="23.674cm" svg:height="16.364cm" svg:x="0.887cm" svg:y="1.183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9">([c] + c) % 94</text:span></text:p>
              </table:table-cell>
              <table:table-cell table:style-name="ce2">
                <text:p text:style-name="P10"><text:span text:style-name="T12">Instruction représentée</text:span></text:p>
              </table:table-cell>
              <table:table-cell>
                <text:p text:style-name="P11"><text:span text:style-name="T9">Explication</text:span></text:p>
              </table:table-cell>
            </table:table-row>
            <table:table-row table:style-name="ro2">
              <table:table-cell table:style-name="ce3">
                <text:p text:style-name="P12"><text:span text:style-name="T13">4</text:span></text:p>
              </table:table-cell>
              <table:table-cell table:style-name="ce4">
                <text:p text:style-name="P10"><text:span text:style-name="T14">jmp [d] + 1</text:span></text:p>
              </table:table-cell>
              <table:table-cell table:style-name="ce5">
                <text:p text:style-name="P13"><text:span text:style-name="T15">La valeur à [d], plus un, est là où Malbolge va sauter et commencer à exécuter des instructions.</text:span></text:p>
              </table:table-cell>
            </table:table-row>
            <table:table-row table:style-name="ro3">
              <table:table-cell table:style-name="ce3">
                <text:p text:style-name="P12"><text:span text:style-name="T13">5</text:span></text:p>
              </table:table-cell>
              <table:table-cell table:style-name="ce4">
                <text:p text:style-name="P10"><text:span text:style-name="T14">out a</text:span></text:p>
              </table:table-cell>
              <table:table-cell table:style-name="ce5">
                <text:p text:style-name="P13"><text:span text:style-name="T16">Affiche la valeur de a, en tant que caractère ASCII, à l'écran.</text:span></text:p>
              </table:table-cell>
            </table:table-row>
            <table:table-row table:style-name="ro4">
              <table:table-cell table:style-name="ce3">
                <text:list text:style-name="L1">
                  <text:list-header>
                    <text:p text:style-name="P12"><text:span text:style-name="T17">23</text:span></text:p>
                  </text:list-header>
                </text:list>
              </table:table-cell>
              <table:table-cell table:style-name="ce4">
                <text:p text:style-name="P10"><text:span text:style-name="T14">in a</text:span></text:p>
              </table:table-cell>
              <table:table-cell table:style-name="ce5">
                <text:p text:style-name="P13"><text:span text:style-name="T16">Entre un caractère, en tant que code ASCII, dans a. Les retours à la ligne sont le code 10. Une condition de fin de fichier est le code 59048.</text:span></text:p>
              </table:table-cell>
            </table:table-row>
            <table:table-row table:style-name="ro5">
              <table:table-cell table:style-name="ce6">
                <text:p text:style-name="P10"><text:span text:style-name="T18">39</text:span></text:p>
              </table:table-cell>
              <table:table-cell table:style-name="ce4">
                <text:p text:style-name="P10"><text:span text:style-name="T14">rotr [d]</text:span></text:p>
                <text:p text:style-name="P10"><text:span text:style-name="T14">mov a, [d]</text:span></text:p>
              </table:table-cell>
              <table:table-cell table:style-name="ce5">
                <text:p text:style-name="P13"><text:span text:style-name="T16">Fait tourner la valeur à [d] d'un nombre trinaire (0002111112 devient 2000211111). Stocke le résultat à la fois dans [d] et dans a.</text:span></text:p>
              </table:table-cell>
            </table:table-row>
            <table:table-row table:style-name="ro6">
              <table:table-cell table:style-name="ce6">
                <text:p text:style-name="P10"><text:span text:style-name="T14">40</text:span></text:p>
              </table:table-cell>
              <table:table-cell table:style-name="ce4">
                <text:p text:style-name="P10"><text:span text:style-name="T14">mov d, [d]</text:span></text:p>
              </table:table-cell>
              <table:table-cell table:style-name="ce5">
                <text:p text:style-name="P13"><text:span text:style-name="T16">Copie la valeur à [d] dans d.</text:span></text:p>
              </table:table-cell>
            </table:table-row>
            <table:table-row table:style-name="ro5">
              <table:table-cell table:style-name="ce6">
                <text:p text:style-name="P10"><text:span text:style-name="T14">62</text:span></text:p>
              </table:table-cell>
              <table:table-cell table:style-name="ce4">
                <text:p text:style-name="P10"><text:span text:style-name="T14">crz [d], a</text:span></text:p>
                <text:p text:style-name="P10"><text:span text:style-name="T14">mov a, [d]</text:span></text:p>
              </table:table-cell>
              <table:table-cell table:style-name="ce5">
                <text:p text:style-name="P13"><text:span text:style-name="T16">Effectue l'opération Crazy (voir plus bas) avec la valeur à [d] et la valeur de a. Stocke le résultat à la fois dans [d] et a.</text:span></text:p>
              </table:table-cell>
            </table:table-row>
            <table:table-row table:style-name="ro6">
              <table:table-cell table:style-name="ce6">
                <text:p text:style-name="P10"><text:span text:style-name="T14">68</text:span></text:p>
              </table:table-cell>
              <table:table-cell table:style-name="ce4">
                <text:p text:style-name="P10"><text:span text:style-name="T14">nop</text:span></text:p>
              </table:table-cell>
              <table:table-cell table:style-name="ce5">
                <text:p text:style-name="P13"><text:span text:style-name="T16">Ne fait rien.</text:span></text:p>
              </table:table-cell>
            </table:table-row>
            <table:table-row table:style-name="ro6">
              <table:table-cell table:style-name="ce6">
                <text:p text:style-name="P10"><text:span text:style-name="T14">81</text:span></text:p>
              </table:table-cell>
              <table:table-cell table:style-name="ce4">
                <text:p text:style-name="P10"><text:span text:style-name="T14">end</text:span></text:p>
              </table:table-cell>
              <table:table-cell table:style-name="ce7">
                <text:p text:style-name="P13"><text:span text:style-name="T16">Termine le programme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1" smil:attributeName="visibility" smil:to="visible"/>
                  <anim:transitionFilter smil:dur="1s" smil:fill="hold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+.1;y" smil:keyTimes="0;1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7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12" draw:layer="layout" svg:width="4.983cm" svg:height="1.632cm" svg:x="3.517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11cm" svg:height="1.277cm" svg:x="3.616cm" svg:y="4.904cm">
          <text:list text:style-name="L1">
            <text:list-header>
              <text:p text:style-name="P4"><text:span text:style-name="T4">Instru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015cm" svg:height="1.277cm" svg:x="3.5cm" svg:y="7.062cm">
          <text:list text:style-name="L1">
            <text:list-header>
              <text:p text:style-name="P4"><text:span text:style-name="T4">Hello Word 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8.507cm" svg:height="1.277cm" svg:x="3.752cm" svg:y="3.175cm">
          <text:list text:style-name="L1">
            <text:list-header>
              <text:p text:style-name="P4"><text:span text:style-name="T4">Définition du Malbolg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fill="hold" smil:targetElement="id12" smil:type="barWipe" smil:subtype="topToBottom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8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13" draw:layer="layout" svg:width="8.935cm" svg:height="1.277cm" svg:x="7.565cm" svg:y="1.723cm">
          <text:list text:style-name="L1">
            <text:list-header>
              <text:p text:style-name="P3"><text:span text:style-name="T4">Un premier programme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14" draw:layer="layout" svg:width="11.517cm" svg:height="1.277cm" svg:x="6.004cm" svg:y="4.066cm">
          <text:list text:style-name="L1">
            <text:list-header>
              <text:p text:style-name="P3"><text:span text:style-name="T4">Le traditionnel « Hello Word ! 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id="id15" draw:layer="layout" svg:width="20.404cm" svg:height="7.957cm" svg:x="2.596cm" svg:y="4.289cm">
          <text:p text:style-name="P14"><text:span text:style-name="T19">begin 666 copy.mb</text:span></text:p>
          <text:p text:style-name="P14"><text:span text:style-name="T19">M1"="04 _/CT\.SHY.#&lt;V-30S,C$P+RXM+"LJ*2@G)B4D(R(A?GU\&gt;WIY&gt;'=V</text:span></text:p>
          <text:p text:style-name="P14"><text:span text:style-name="T19">M=71S&lt;G%P;VYM;&amp;MJ:6AG9F5D8V)A8%]&gt;75Q;6EE85U955%-245!/3DU,2TI)</text:span></text:p>
          <text:p text:style-name="P14"><text:span text:style-name="T19">M2$=&amp;141#0D% /SX]/#LZ.3@W-C4T,S(Q,"\N+2PK*BDH)R8E)",B(7Y]?'MZ</text:span></text:p>
          <text:p text:style-name="P14"><text:span text:style-name="T19">M&gt;7AW=G5T&lt;W)Q&lt;&amp;]N;6QK:FEH9V9E9&amp;-B86!?7EU&lt;6UI96%=655134E%03TY-</text:span></text:p>
          <text:p text:style-name="P14"><text:span text:style-name="T19">M3$M*24A'1D5$0R9?O;V]O;V]O;V]O;V]O;V]O;V]O;V]O;V]O;V]O;V]O;V]</text:span></text:p>
          <text:p text:style-name="P14"><text:span text:style-name="T19">MO;V]Y+V]O;V]O;V]O;V]O;V]O;V]O;V]O;V]O;V]O;V]O;V]O;V]O;V]O;V]</text:span></text:p>
          <text:p text:style-name="P14"><text:span text:style-name="T19">MO;V]O;V]O;V]O;V]O;V]O;V]O;V]O;V]O;V]O;V]O;V]O;V]O;V]O;V]O;V]</text:span></text:p>
          <text:p text:style-name="P14"><text:span text:style-name="T19">MO;V]O;V]O;V]O;V]O;V]O;V]O;V]O;V]O;V]O;V]O;V]O;V]O;V]O;V]O;V]</text:span></text:p>
          <text:p text:style-name="P14"><text:span text:style-name="T19">MO;V]O&gt;2]O;V]O;V]O;V]O;V]O;V]O;V]O;V]O;V]O;V]O;V]O;V]O;V]O;V]</text:span></text:p>
          <text:p text:style-name="P14"><text:span text:style-name="T19">DO;V]O;V]O;V]O;V]O;V]O;V]O;V]O;V]O;V]O;V]O;V]O;T*</text:span></text:p>
          <text:p text:style-name="P14"><text:span text:style-name="T19"><text:s/></text:span></text:p>
          <text:p text:style-name="P14"><text:span text:style-name="T19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id="id16" draw:layer="layout" svg:width="20.963cm" svg:height="2.801cm" svg:x="2.5cm" svg:y="12.5cm">
          <text:list text:style-name="L2">
            <text:list-header>
              <text:p text:style-name="P15"><text:span text:style-name="T20">Attention</text:span><text:span text:style-name="T4"> </text:span><text:span text:style-name="T5">: Cette écriture a été simplifiée dans le but de permettre une </text:span></text:p>
            </text:list-header>
            <text:list-item>
              <text:p text:style-name="P15"><text:span text:style-name="T5">compréhension plus rapide, cependant une écriture plus rigoureuse permettrait </text:span></text:p>
            </text:list-item>
            <text:list-item>
              <text:p text:style-name="P15"><text:span text:style-name="T5">au code de gagner en efficience et de réduire son grand nombre de ligne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fly-in" presentation:preset-sub-type="from-left">
                  <anim:set smil:begin="0s" smil:dur="0.002s" smil:fill="hold" smil:targetElement="id13" smil:attributeName="visibility" smil:to="visible"/>
                  <anim:animate smil:dur="1s" smil:fill="hold" smil:targetElement="id13" smil:attributeName="x" smil:values="0-width/2;x" smil:keyTimes="0;1"/>
                  <anim:animate smil:dur="1s" smil:fill="hold" smil:targetElement="id13" smil:attributeName="y" smil:values="y;y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curve-up">
                  <anim:set smil:begin="0s" smil:dur="0.001s" smil:fill="hold" smil:targetElement="id14" smil:attributeName="visibility" smil:to="visible"/>
                  <anim:animateTransform smil:begin="0s" smil:dur="1s" smil:fill="hold" smil:decelerate="0.5" smil:targetElement="id14" smil:from="2.5,2.5" smil:to="1,1" smil:attributeName="transform" svg:type="scale"/>
                  <anim:animateMotion smil:begin="0s" smil:dur="1s" smil:fill="hold" smil:decelerate="0.5" smil:targetElement="id1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fill="hold" smil:targetElement="id14" smil:type="fade" smil:subtype="crossfad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spiral-in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0;width" smil:keyTimes="0;1"/>
                  <anim:animate smil:dur="1s" smil:fill="hold" smil:targetElement="id15" smil:attributeName="height" smil:values="0;height" smil:keyTimes="0;1"/>
                  <anim:animate smil:dur="1s" smil:fill="hold" smil:targetElement="id15" smil:attributeName="x" smil:values="0,#ppt_x+(cos(-2*pi*(1-$))*-#ppt_x-sin(-2*pi*(1-$))*(1-#ppt_y))*(1-$);1" smil:keyTimes="0;1"/>
                  <anim:animate smil:dur="1s" smil:fill="hold" smil:targetElement="id15" smil:attributeName="y" smil:values="0,#ppt_y+(sin(-2*pi*(1-$))*-#ppt_x+cos(-2*pi*(1-$))*(1-#ppt_y))*(1-$);1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9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17" draw:layer="layout" svg:width="13.312cm" svg:height="1.192cm" svg:x="6.688cm" svg:y="4.5cm">
          <text:list text:style-name="L1">
            <text:list-header>
              <text:p text:style-name="P5"><text:span text:style-name="T21">Le programme peut donc être écrit ainsi 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8" draw:id="id18" draw:layer="layout" svg:width="17.5cm" svg:height="1.775cm" svg:x="4cm" svg:y="7.5cm">
          <text:p text:style-name="P17"><text:span text:style-name="T22">(=&lt;`:9876Z4321UT.-Q+*)M'&amp;%$H"!~}|Bzy?=|{z]KwZY44Eq0/{mlk**</text:span></text:p>
          <text:p text:style-name="P17"><text:span text:style-name="T22"><text:s/></text:span><text:span text:style-name="T22">hKs_dG5[m_BA{?-Y;;Vb'rR5431M}/.zHGwEDCBA@98\6543W10/.R,+O&lt;</text:span></text:p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17.5cm" svg:height="3.299cm" svg:x="4cm" svg:y="11cm">
          <draw:text-box>
            <text:p><text:span text:style-name="T14">Un placement dans des anneaux génériques modulo N aurait également permis d'optimiser la compilation, cependant ces notions (quoique évidentes) seront abordées dans le prochain cours.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" smil:attributeName="visibility" smil:to="visible"/>
                  <anim:transitionFilter smil:dur="0.5s" smil:fill="hold" smil:targetElement="id17" smil:type="barWipe" smil:subtype="leftToRight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fill="hold" smil:targetElement="id18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0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19" draw:layer="layout" svg:width="5.402cm" svg:height="1.632cm" svg:x="3.598cm" svg:y="8.3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11cm" svg:height="1.277cm" svg:x="3.616cm" svg:y="4.904cm">
          <text:list text:style-name="L1">
            <text:list-header>
              <text:p text:style-name="P4"><text:span text:style-name="T4">Instru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015cm" svg:height="1.277cm" svg:x="3.581cm" svg:y="6.667cm">
          <text:list text:style-name="L1">
            <text:list-header>
              <text:p text:style-name="P4"><text:span text:style-name="T4">Hello Word 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1" draw:layer="layout" svg:width="5.184cm" svg:height="1.277cm" svg:x="3.816cm" svg:y="8.223cm">
          <text:list text:style-name="L1">
            <text:list-header>
              <text:p text:style-name="P20"><text:span text:style-name="T4">Opérateur 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8.854cm" svg:height="1.277cm" svg:x="3.638cm" svg:y="3.175cm">
          <text:list text:style-name="L1">
            <text:list-header>
              <text:p text:style-name="P4"><text:span text:style-name="T4">Définition du Brainfuck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9" smil:attributeName="visibility" smil:to="visible"/>
                  <anim:transitionFilter smil:dur="0.5s" smil:fill="hold" smil:targetElement="id19" smil:type="barWipe" smil:subtype="topToBottom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1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7" draw:id="id20" draw:layer="layout" svg:width="18cm" svg:height="6.438cm" svg:x="3.5cm" svg:y="2cm">
          <text:p text:style-name="P5"><text:span text:style-name="T23"><text:s text:c="20"/></text:span><text:span text:style-name="T23">| A trit:</text:span></text:p>
          <text:p text:style-name="P5"><text:span text:style-name="T23"><text:s text:c="4"/></text:span><text:span text:style-name="T23">________|_0__1___2_</text:span></text:p>
          <text:p text:style-name="P5"><text:span text:style-name="T23"><text:s text:c="17"/></text:span><text:span text:style-name="T23">0 | 1 <text:s text:c="5"/>0 <text:s text:c="4"/>0</text:span></text:p>
          <text:p text:style-name="P5"><text:span text:style-name="T23"><text:s text:c="10"/></text:span><text:span text:style-name="T23">*D <text:s/>1 | 1 <text:s text:c="5"/>0 <text:s text:c="4"/>2</text:span></text:p>
          <text:p text:style-name="P5"><text:span text:style-name="T23"><text:s text:c="11"/></text:span><text:span text:style-name="T23">Trit 2 | 2 <text:s text:c="4"/>2 <text:s text:c="4"/>1</text:span></text:p>
          <draw:enhanced-geometry svg:viewBox="0 0 21600 21600" draw:type="mso-spt202" draw:enhanced-path="M 0 0 L 21600 0 21600 21600 0 21600 0 0 Z N"/>
        </draw:custom-shape>
        <draw:frame draw:style-name="gr16" draw:text-style-name="P22" draw:layer="layout" svg:width="18.5cm" svg:height="9.24cm" svg:x="3.5cm" svg:y="7.89cm">
          <draw:text-box>
            <text:p><text:span text:style-name="T24">Si la mémoire (*D) est entièrement composée de 1, alors le résultat est seulement le registre A avec 1s et 0s échangés.</text:span></text:p>
            <text:p><text:span text:style-name="T24"/></text:p>
            <text:p><text:span text:style-name="T24">Si le A trit est à 2s, alors le résultat est la mémoire avec 1 et 2 échangés.</text:span></text:p>
            <text:p><text:span text:style-name="T24">Toutes les valeurs triviales auront 0s dans leurs « upper trits ».</text:span></text:p>
            <text:p><text:span text:style-name="T24">De ce fait tout OP aura 1s dans ses positions respectives.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/>
                  <anim:animate smil:dur="0.5s" smil:fill="hold" smil:targetElement="id20" smil:attributeName="y" smil:values="y;y" smil:keyTimes="0;1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2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21" draw:layer="layout" svg:width="9.975cm" svg:height="1.632cm" svg:x="3.525cm" svg:y="8.3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11cm" svg:height="1.277cm" svg:x="3.616cm" svg:y="4.93cm">
          <text:list text:style-name="L1">
            <text:list-header>
              <text:p text:style-name="P4"><text:span text:style-name="T4">Instru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015cm" svg:height="1.277cm" svg:x="3.5cm" svg:y="6.5cm">
          <text:list text:style-name="L1">
            <text:list-header>
              <text:p text:style-name="P4"><text:span text:style-name="T4">Hello Word 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9.557cm" svg:height="1.277cm" svg:x="3.736cm" svg:y="8.606cm">
          <text:list text:style-name="L1">
            <text:list-header>
              <text:p text:style-name="P4"><text:span text:style-name="T4">Cycles dans le chiffr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8.507cm" svg:height="1.277cm" svg:x="3.752cm" svg:y="3.175cm">
          <text:list text:style-name="L1">
            <text:list-header>
              <text:p text:style-name="P4"><text:span text:style-name="T4">Définition du Malbolg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fill="hold" smil:targetElement="id21" smil:type="barWipe" smil:subtype="topToBottom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3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3" draw:id="id22" draw:layer="layout" svg:width="22.5cm" svg:height="15.501cm" svg:x="1.5cm" svg:y="1.812cm">
          <text:p text:style-name="P5"><text:span text:style-name="T8">La cryptanalyse de Malbolge par Lou Scheffer mentionne six cycles différents dans le chiffrement. Ils sont listés ici :</text:span></text:p>
          <text:p text:style-name="P5"><text:span text:style-name="T8"/></text:p>
          <text:p text:style-name="P5"><text:span text:style-name="T8"><text:s text:c="4"/></text:span><text:span text:style-name="T8">* 33 ⇒ 53 ⇒ 45 ⇒ 119 ⇒ 78 ⇒ 49 ⇒ 87 ⇒ 48 ⇒ 123 ⇒ 71 ⇒ 83 ⇒ 94 ⇒ 57 ⇒ 91 ⇒ 106 ⇒ 77 ⇒ 65 ⇒ 59 ⇒ 92 ⇒ 115 ⇒ 82 ⇒ 118 ⇒ 107 ⇒ 75 ⇒ 104 ⇒ 89 ⇒ 56 ⇒ 44 ⇒ 40 ⇒ 121 ⇒ 35 ⇒ 93 ⇒ 98 ⇒ 84 ⇒ 61 ⇒ 100 ⇒ 97 ⇒ 46 ⇒ 101 ⇒ 99 ⇒ 86 ⇒ 95 ⇒ 109 ⇒ 88 ⇒ 47 ⇒ 52 ⇒ 72 ⇒ 55 ⇒ 110 ⇒ 126 ⇒ 64 ⇒ 81 ⇒ 54 ⇒ 90 ⇒ 124 ⇒ 34 ⇒ 122 ⇒ 63 ⇒ 43 ⇒ 36 ⇒ 38 ⇒ 113 ⇒ 108 ⇒ 39 ⇒ 116 ⇒ 69 ⇒ 112 ⇒ 68 ⇒ 33 ...</text:span></text:p>
          <text:p text:style-name="P5"><text:span text:style-name="T8"><text:s text:c="4"/></text:span><text:span text:style-name="T8">* 37 ⇒ 103 ⇒ 117 ⇒ 111 ⇒ 120 ⇒ 58 ⇒ 37 ...</text:span></text:p>
          <text:p text:style-name="P5"><text:span text:style-name="T8"><text:s text:c="4"/></text:span><text:span text:style-name="T8">* 41 ⇒ 102 ⇒ 96 ⇒ 60 ⇒ 51 ⇒ 41 ...</text:span></text:p>
          <text:p text:style-name="P5"><text:span text:style-name="T8"><text:s text:c="4"/></text:span><text:span text:style-name="T8">* 42 ⇒ 114 ⇒ 125 ⇒ 105 ⇒ 42 ...</text:span></text:p>
          <text:p text:style-name="P5"><text:span text:style-name="T8"><text:s text:c="4"/></text:span><text:span text:style-name="T8">* 50 ⇒ 80 ⇒ 66 ⇒ 62 ⇒ 76 ⇒ 79 ⇒ 67 ⇒ 85 ⇒ 73 ⇒ 50 ...</text:span></text:p>
          <text:p text:style-name="P5"><text:span text:style-name="T8"><text:s text:c="4"/></text:span><text:span text:style-name="T8">* 70 ⇒ 74 ⇒ 70 ...</text:span></text:p>
          <text:p text:style-name="P5"><text:span text:style-name="T8"/></text:p>
          <text:p text:style-name="P5"><text:span text:style-name="T8">Ces cycles peuvent être utilisés pour créer des boucles qui font des choses différentes à chaque fois et qui deviennent finalement répétitives. Lou Scheffer a utilisé cette idée pour créer un programme Malbolge (inclus dans sa cryptanalyse sur laquelle un lien ci-dessous pointe) qui répète tout ce que l'utilisateur donne en entrée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fill="hold" smil:targetElement="id22" smil:type="barWipe" smil:subtype="leftToRight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4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18" draw:text-style-name="P24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23" draw:layer="layout" svg:width="8cm" svg:height="1.632cm" svg:x="3.5cm" svg:y="1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4.511cm" svg:height="1.277cm" svg:x="3.616cm" svg:y="4.93cm">
          <text:list text:style-name="L1">
            <text:list-header>
              <text:p text:style-name="P4"><text:span text:style-name="T4">Instru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5" draw:layer="layout" svg:width="5.015cm" svg:height="1.277cm" svg:x="3.5cm" svg:y="6.5cm">
          <text:list text:style-name="L1">
            <text:list-header>
              <text:p text:style-name="P4"><text:span text:style-name="T4">Hello Word 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5" draw:layer="layout" svg:width="10cm" svg:height="1.277cm" svg:x="3.5cm" svg:y="8.223cm">
          <text:list text:style-name="L1">
            <text:list-header>
              <text:p text:style-name="P4"><text:span text:style-name="T4">Cycles dans le chiffr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5" draw:layer="layout" svg:width="8.507cm" svg:height="1.277cm" svg:x="3.752cm" svg:y="3.175cm">
          <text:list text:style-name="L1">
            <text:list-header>
              <text:p text:style-name="P4"><text:span text:style-name="T4">Définition du Malbol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5" draw:layer="layout" svg:width="9.566cm" svg:height="1.277cm" svg:x="3.5cm" svg:y="10.132cm">
          <text:list text:style-name="L1">
            <text:list-header>
              <text:p text:style-name="P4"><text:span text:style-name="T4"><text:s/></text:span><text:span text:style-name="T4">Propositions d'ajou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3" smil:attributeName="visibility" smil:to="visible"/>
                  <anim:transitionFilter smil:dur="0.5s" smil:fill="hold" smil:targetElement="id23" smil:type="barWipe" smil:subtype="topToBottom"/>
                </anim:par>
              </anim:par>
            </anim:par>
          </anim:seq>
        </anim:par>
        <presentation:notes draw:style-name="dp2" presentation:use-date-time-name="dtd1">
          <draw:custom-shape draw:style-name="gr24" draw:text-style-name="P24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5" presentation:class="page"/>
          <draw:frame presentation:style-name="pr1" draw:text-style-name="P2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2" draw:layer="layout" svg:width="23.5cm" svg:height="13.285cm" svg:x="1cm" svg:y="2.215cm">
          <draw:text-box>
            <text:p text:style-name="P5"><text:span text:style-name="T25">Malgré les tentatives, le malbolge reste un langage simple à utiliser et comprendre, en y mettant un peu du sien, bien entendu.</text:span></text:p>
            <text:p text:style-name="P5"><text:span text:style-name="T25"/></text:p>
            <text:p text:style-name="P5"><text:span text:style-name="T25"/></text:p>
            <text:p text:style-name="P5"><text:span text:style-name="T25">Voici quelques suggestions pour le rendre plus compliqué :</text:span></text:p>
            <text:p text:style-name="P5"><text:span text:style-name="T25"><text:s/></text:span><text:span text:style-name="T25">- Refaire la table de permutation des instructions afin d'enlever les cycles courts.</text:span></text:p>
            <text:p text:style-name="P5"><text:span text:style-name="T25"><text:s/></text:span><text:span text:style-name="T25">- Retirer le surlignage de l'interpreteur qui permet à l'utilisateur de charger des valeurs non-ascii directement</text:span></text:p>
            <text:p text:style-name="P5"><text:span text:style-name="T25"><text:s/></text:span><text:span text:style-name="T25">- Modifier les instructions lorsqu'elles sont traitées, pas terminées. De ce fait, les branches se modifieraient également toutes seules.</text:span></text:p>
            <text:p text:style-name="P5"><text:span text:style-name="T25"><text:s/></text:span><text:span text:style-name="T25">- Introduire une randomisation polymorphique nilpotente permettant l'ajout sigmaré de différentes teta-valeurs</text:span></text:p>
            <text:p text:style-name="P5"><text:span text:style-name="T25"/></text:p>
          </draw:text-box>
        </draw:frame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6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24" draw:layer="layout" svg:width="9.578cm" svg:height="1.631cm" svg:x="3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9.43cm" svg:height="1.277cm" svg:x="3.535cm" svg:y="11.676cm">
          <text:list text:style-name="L1">
            <text:list-header>
              <text:p text:style-name="P4"><text:span text:style-name="T4">Préparer le prochain cou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8.867cm" svg:height="1.277cm" svg:x="3.5cm" svg:y="9.5cm">
          <text:p text:style-name="P4"><text:span text:style-name="T4">Propositions d'ajout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8.931cm" svg:height="1.277cm" svg:x="3.54cm" svg:y="3.175cm">
          <text:list text:style-name="L1">
            <text:list-header>
              <text:p text:style-name="P4"><text:span text:style-name="T4">Définition du Malbolge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5" draw:layer="layout" svg:width="9.566cm" svg:height="1.277cm" svg:x="14cm" svg:y="10.457cm">
          <text:list text:style-name="L1">
            <text:list-header>
              <text:p text:style-name="P4"><text:span text:style-name="T4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5" draw:layer="layout" svg:width="4.511cm" svg:height="1.277cm" svg:x="3.616cm" svg:y="4.5cm">
          <text:list text:style-name="L1">
            <text:list-header>
              <text:p text:style-name="P4"><text:span text:style-name="T4">Instru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5" draw:layer="layout" svg:width="5.015cm" svg:height="1.277cm" svg:x="3.5cm" svg:y="6.07cm">
          <text:list text:style-name="L1">
            <text:list-header>
              <text:p text:style-name="P4"><text:span text:style-name="T4">Hello Word 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5" draw:layer="layout" svg:width="10cm" svg:height="1.277cm" svg:x="3.5cm" svg:y="7.793cm">
          <text:list text:style-name="L1">
            <text:list-header>
              <text:p text:style-name="P4"><text:span text:style-name="T4">Cycles dans le chiffremen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fill="hold" smil:targetElement="id24" smil:type="barWipe" smil:subtype="topToBottom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7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25" draw:layer="layout" svg:width="4.841cm" svg:height="1.277cm" svg:x="3.493cm" svg:y="2.527cm">
          <text:list text:style-name="L1">
            <text:list-header>
              <text:p text:style-name="P27"><text:span text:style-name="T4">A travailler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26" draw:layer="layout" svg:width="19.327cm" svg:height="4.325cm" svg:x="2.173cm" svg:y="5.5cm">
          <text:list text:style-name="L3">
            <text:list-item>
              <text:p text:style-name="P5"><text:span text:style-name="T4">Commencer à voir les macro-définition du Malbolge</text:span></text:p>
            </text:list-item>
            <text:list-item>
              <text:p text:style-name="P5"><text:span text:style-name="T4">Voir les opérations atomiques sig N</text:span></text:p>
            </text:list-item>
            <text:list-item>
              <text:p text:style-name="P5"><text:span text:style-name="T4">Découvrir la Trivialité omnipotente</text:span></text:p>
            </text:list-item>
            <text:list-item>
              <text:p text:style-name="P5"><text:span text:style-name="T4">Réviser ce cours (contrôle en fin de séance)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5" smil:attributeName="visibility" smil:to="visible"/>
                  <anim:transitionFilter smil:dur="0.5s" smil:fill="hold" smil:targetElement="id25" smil:type="barWipe" smil:subtype="leftToRight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3s" smil:fill="hold" smil:targetElement="id26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2" draw:text-style-name="P2" draw:layer="layout" svg:width="8.255cm" svg:height="1.27cm" svg:x="10.795cm" svg:y="24.13cm">
            <text:list text:style-name="L1">
              <text:list-header>
                <text:p text:style-name="P1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8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cccc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67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3.985cm" svg:x="1.905cm" svg:y="1.287cm" presentation:class="title" presentation:placeholder="true">
        <draw:text-box/>
      </draw:frame>
      <draw:frame presentation:style-name="Standard-outline1" draw:layer="backgroundobjects" svg:width="21.586cm" svg:height="12.573cm" svg:x="1.905cm" svg:y="5.503cm" presentation:class="outline" presentation:placeholder="true">
        <draw:text-box/>
      </draw:frame>
      <draw:custom-shape draw:style-name="Mgr3" draw:text-style-name="MP3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288cm" svg:height="1.266cm" svg:x="18.203cm" svg:y="17.356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96cm" svg:height="9.522cm" svg:x="3.175cm" svg:y="1.904cm" presentation:class="page"/>
        <draw:frame presentation:style-name="Standard-notes" draw:layer="backgroundobjects" svg:width="13.966cm" svg:height="11.427cm" svg:x="2.54cm" svg:y="12.065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5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Aucun titre de diapositive</dc:title>
    <meta:initial-creator>Mathieu</meta:initial-creator>
    <meta:creation-date>2003-09-04T10:05:25</meta:creation-date>
    <dc:date>2012-02-20T13:03:03.35</dc:date>
    <meta:editing-cycles>59</meta:editing-cycles>
    <meta:editing-duration>PT93H06M06S</meta:editing-duration>
    <meta:generator>OpenOffice.org/3.2$Win32 OpenOffice.org_project/320m18$Build-9502</meta:generator>
    <meta:document-statistic meta:object-count="150"/>
  </office:meta>
</office:document-meta>
</file>